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4.703cm"/>
    </style:style>
    <style:style style:name="gr4" style:family="graphic" style:parent-style-name="standard">
      <style:graphic-properties draw:stroke="none" svg:stroke-color="#000000" draw:fill="none" draw:fill-color="#ffffff" fo:min-height="1.65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4.83cm"/>
    </style:style>
    <style:style style:name="gr8" style:family="graphic" style:parent-style-name="standard">
      <style:graphic-properties draw:stroke="none" svg:stroke-color="#000000" draw:fill="none" draw:fill-color="#ffffff" fo:min-height="3.433cm"/>
    </style:style>
    <style:style style:name="gr9" style:family="graphic" style:parent-style-name="standard">
      <style:graphic-properties draw:stroke="none" svg:stroke-color="#000000" draw:fill="none" draw:fill-color="#ffffff" fo:min-height="3.941cm"/>
    </style:style>
    <style:style style:name="gr10" style:family="graphic" style:parent-style-name="standard">
      <style:graphic-properties draw:stroke="none" svg:stroke-color="#000000" draw:fill="none" draw:fill-color="#ffffff" fo:min-height="1.528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429cm" svg:height="2.032cm" svg:x="2.905cm" svg:y="5.445cm">
          <text:p text:style-name="P1">Camera</text:p>
        </draw:rect>
        <draw:rect draw:style-name="gr1" draw:text-style-name="P1" draw:layer="layout" svg:width="3.429cm" svg:height="2.032cm" svg:x="8.366cm" svg:y="5.445cm">
          <text:p text:style-name="P1">OSPRE</text:p>
          <text:p text:style-name="P1"><text:s/>Software</text:p>
        </draw:rect>
        <draw:rect draw:style-name="gr1" draw:text-style-name="P1" draw:layer="layout" svg:width="3.429cm" svg:height="2.032cm" svg:x="13.065cm" svg:y="5.445cm">
          <text:p text:style-name="P1">S/C</text:p>
        </draw:rect>
        <draw:line draw:style-name="gr2" draw:text-style-name="P1" draw:layer="layout" svg:x1="6.207cm" svg:y1="6.334cm" svg:x2="8.493cm" svg:y2="6.334cm">
          <text:p/>
        </draw:line>
        <draw:line draw:style-name="gr2" draw:text-style-name="P1" draw:layer="layout" svg:x1="11.795cm" svg:y1="6.461cm" svg:x2="13.192cm" svg:y2="6.461cm">
          <text:p/>
        </draw:line>
        <draw:rect draw:style-name="gr1" draw:text-style-name="P1" draw:layer="layout" svg:width="10.795cm" svg:height="9.017cm" svg:x="1.762cm" svg:y="2.778cm">
          <text:p text:style-name="P1">OSPRE System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frame draw:style-name="gr3" draw:layer="layout" svg:width="12.827cm" svg:height="4.953cm" svg:x="2.524cm" svg:y="14.335cm">
          <draw:text-box>
            <text:p>By using multiple processes, the OSPRE system maintains encapsulation from the outside systems and allows for implementation in either serial or parallel configurations.</text:p>
          </draw:text-box>
        </draw:frame>
      </draw:page>
      <draw:page draw:name="page2" draw:style-name="dp1" draw:master-page-name="Default">
        <draw:rect draw:style-name="gr1" draw:text-style-name="P1" draw:layer="layout" svg:width="2.921cm" svg:height="1.778cm" svg:x="1cm" svg:y="4.683cm">
          <text:p text:style-name="P1">Camera</text:p>
        </draw:rect>
        <draw:rect draw:style-name="gr1" draw:text-style-name="P1" draw:layer="layout" svg:width="2.921cm" svg:height="1.778cm" svg:x="5.064cm" svg:y="4.683cm">
          <text:p text:style-name="P1">Camera</text:p>
          <text:p text:style-name="P1">Controller</text:p>
        </draw:rect>
        <draw:rect draw:style-name="gr1" draw:text-style-name="P1" draw:layer="layout" svg:width="2.921cm" svg:height="1.778cm" svg:x="9.382cm" svg:y="4.683cm">
          <text:p text:style-name="P1">OSPRE</text:p>
          <text:p text:style-name="P1">Computation</text:p>
        </draw:rect>
        <draw:rect draw:style-name="gr1" draw:text-style-name="P1" draw:layer="layout" svg:width="2.921cm" svg:height="1.778cm" svg:x="13.573cm" svg:y="4.683cm">
          <text:p text:style-name="P1">S/C </text:p>
          <text:p text:style-name="P1">Comms</text:p>
        </draw:rect>
        <draw:rect draw:style-name="gr1" draw:text-style-name="P1" draw:layer="layout" svg:width="2.921cm" svg:height="1.778cm" svg:x="17.383cm" svg:y="4.683cm">
          <text:p text:style-name="P1">S/C </text:p>
          <text:p text:style-name="P1">Comms</text:p>
        </draw:rect>
        <draw:line draw:style-name="gr2" draw:text-style-name="P1" draw:layer="layout" svg:x1="3.921cm" svg:y1="5.572cm" svg:x2="5.191cm" svg:y2="5.572cm">
          <text:p/>
        </draw:line>
        <draw:line draw:style-name="gr2" draw:text-style-name="P1" draw:layer="layout" svg:x1="7.985cm" svg:y1="5.572cm" svg:x2="9.382cm" svg:y2="5.572cm">
          <text:p/>
        </draw:line>
        <draw:line draw:style-name="gr2" draw:text-style-name="P1" draw:layer="layout" svg:x1="12.303cm" svg:y1="5.572cm" svg:x2="13.7cm" svg:y2="5.572cm">
          <text:p/>
        </draw:line>
        <draw:line draw:style-name="gr2" draw:text-style-name="P1" draw:layer="layout" svg:x1="16.367cm" svg:y1="5.572cm" svg:x2="17.51cm" svg:y2="5.572cm">
          <text:p/>
        </draw:line>
        <draw:rect draw:style-name="gr1" draw:text-style-name="P1" draw:layer="layout" svg:width="12.446cm" svg:height="9.525cm" svg:x="4.556cm" svg:y="2.27cm">
          <text:p text:style-name="P1">OSPRE Softwar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frame draw:style-name="gr4" draw:layer="layout" svg:width="9.779cm" svg:height="3.095cm" svg:x="5.826cm" svg:y="6.969cm">
          <draw:text-box>
            <text:p>Each Software Module is a process <text:s/>** OSPRE Computation will be broken down into several processes</text:p>
          </draw:text-box>
        </draw:frame>
      </draw:page>
      <draw:page draw:name="page3" draw:style-name="dp1" draw:master-page-name="Default">
        <draw:rect draw:style-name="gr1" draw:text-style-name="P1" draw:layer="layout" svg:width="2.921cm" svg:height="1.524cm" svg:x="1cm" svg:y="11.287cm">
          <text:p text:style-name="P1">Camera</text:p>
        </draw:rect>
        <draw:rect draw:style-name="gr1" draw:text-style-name="P1" draw:layer="layout" svg:width="2.921cm" svg:height="1.524cm" svg:x="9.89cm" svg:y="11.16cm">
          <text:p text:style-name="P1">Camera</text:p>
          <text:p text:style-name="P1">Controller</text:p>
        </draw:rect>
        <draw:rect draw:style-name="gr1" draw:text-style-name="P1" draw:layer="layout" svg:width="2.921cm" svg:height="1.524cm" svg:x="17.51cm" svg:y="11.414cm">
          <text:p text:style-name="P1">OSPRE</text:p>
          <text:p text:style-name="P1">Computation</text:p>
        </draw:rect>
        <draw:line draw:style-name="gr5" draw:text-style-name="P1" draw:layer="layout" svg:x1="9.89cm" svg:y1="11.541cm" svg:x2="3.921cm" svg:y2="11.541cm">
          <text:p/>
        </draw:line>
        <draw:line draw:style-name="gr5" draw:text-style-name="P1" draw:layer="layout" svg:x1="3.921cm" svg:y1="12.557cm" svg:x2="9.89cm" svg:y2="12.557cm">
          <text:p/>
        </draw:line>
        <draw:line draw:style-name="gr5" draw:text-style-name="P1" draw:layer="layout" svg:x1="17.51cm" svg:y1="11.541cm" svg:x2="12.811cm" svg:y2="11.541cm">
          <text:p/>
        </draw:line>
        <draw:line draw:style-name="gr5" draw:text-style-name="P1" draw:layer="layout" svg:x1="12.938cm" svg:y1="12.557cm" svg:x2="17.129cm" svg:y2="12.557cm">
          <text:p/>
        </draw:line>
        <draw:line draw:style-name="gr6" draw:text-style-name="P1" draw:layer="layout" svg:x1="11.16cm" svg:y1="12.684cm" svg:x2="11.16cm" svg:y2="19.542cm">
          <text:p/>
        </draw:line>
        <draw:frame draw:style-name="gr7" draw:layer="layout" svg:width="11.557cm" svg:height="5.939cm" svg:x="5.699cm" svg:y="19.415cm">
          <draw:text-box>
            <text:p>The Camera Controller will be the only software module communicating with the camera. <text:s/>Therefore, the Camera Controller module encapsulates the camera from the OSPRE system. If the camera gets changed, only the Camera Controller Module will need to be changed. </text:p>
          </draw:text-box>
        </draw:frame>
        <draw:frame draw:style-name="gr8" draw:layer="layout" svg:width="7.62cm" svg:height="3.806cm" svg:x="2.778cm" svg:y="6.969cm">
          <draw:text-box>
            <text:p>The Camera Controller will be able to command the camera to take a picture and adjust its settings</text:p>
          </draw:text-box>
        </draw:frame>
        <draw:frame draw:style-name="gr3" draw:layer="layout" svg:width="7.62cm" svg:height="4.953cm" svg:x="2.524cm" svg:y="13.192cm">
          <draw:text-box>
            <text:p>The Camera Controller will receive the output from the Camera.</text:p>
          </draw:text-box>
        </draw:frame>
        <draw:frame draw:style-name="gr9" draw:layer="layout" svg:width="8.763cm" svg:height="4.191cm" svg:x="11.414cm" svg:y="13.319cm">
          <draw:text-box>
            <text:p>The Camera Controller will send OSPRE Computation the image and a camera health message</text:p>
          </draw:text-box>
        </draw:frame>
        <draw:frame draw:style-name="gr10" draw:text-style-name="P2" draw:layer="layout" svg:width="10.287cm" svg:height="1.778cm" svg:x="5.826cm" svg:y="1.254cm">
          <draw:text-box>
            <text:p text:style-name="P2"><text:span text:style-name="T1">CAMERA CONTROLLER</text:span></text:p>
          </draw:text-box>
        </draw:frame>
      </draw:page>
      <draw:page draw:name="page4" draw:style-name="dp1" draw:master-page-name="Default">
        <draw:frame draw:style-name="gr10" draw:text-style-name="P2" draw:layer="layout" svg:width="10.287cm" svg:height="1.778cm" svg:x="5.827cm" svg:y="1.254cm">
          <draw:text-box>
            <text:p text:style-name="P2"><text:span text:style-name="T1">OSPRE Software 1</text:span></text:p>
          </draw:text-box>
        </draw:frame>
      </draw:page>
      <draw:page draw:name="page5" draw:style-name="dp1" draw:master-page-name="Default">
        <draw:frame draw:style-name="gr10" draw:text-style-name="P2" draw:layer="layout" svg:width="10.287cm" svg:height="1.778cm" svg:x="5.827cm" svg:y="1.254cm">
          <draw:text-box>
            <text:p text:style-name="P2"><text:span text:style-name="T1">OSPRE Software 2</text:span></text:p>
          </draw:text-box>
        </draw:frame>
      </draw:page>
      <draw:page draw:name="page6" draw:style-name="dp1" draw:master-page-name="Default">
        <draw:frame draw:style-name="gr10" draw:text-style-name="P2" draw:layer="layout" svg:width="10.287cm" svg:height="1.778cm" svg:x="5.827cm" svg:y="1.254cm">
          <draw:text-box>
            <text:p text:style-name="P2"><text:span text:style-name="T1">S/C Controller</text:span></text:p>
          </draw:text-box>
        </draw:frame>
      </draw:page>
      <draw:page draw:name="page7" draw:style-name="dp1" draw:master-page-name="Default">
        <draw:frame draw:style-name="gr10" draw:text-style-name="P2" draw:layer="layout" svg:width="10.287cm" svg:height="1.778cm" svg:x="5.827cm" svg:y="1.254cm">
          <draw:text-box>
            <text:p text:style-name="P2"><text:span text:style-name="T1">Spacecraft (Client / Test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5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th Zegelstein</meta:initial-creator>
    <meta:creation-date>2016-10-20T09:19:16</meta:creation-date>
    <dc:date>2016-10-20T10:04:14</dc:date>
    <dc:creator>Seth Zegelstein</dc:creator>
    <meta:editing-duration>PT44M58S</meta:editing-duration>
    <meta:editing-cycles>6</meta:editing-cycles>
    <meta:generator>OpenOffice/4.1.3$Unix OpenOffice.org_project/413m1$Build-9783</meta:generator>
    <meta:document-statistic meta:object-count="35"/>
  </office:meta>
</office:document-meta>
</file>